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9b8" officeooo:paragraph-rsid="000dd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esures des différents filtres Sobel ont été prises sur la base du même filtre médian, celui d’OpenCV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1:46:57.705178743</meta:creation-date>
    <meta:generator>LibreOffice/5.1.4.2$Linux_X86_64 LibreOffice_project/10m0$Build-2</meta:generator>
    <dc:date>2016-10-19T11:48:06.725993643</dc:date>
    <meta:editing-duration>PT1M9S</meta:editing-duration>
    <meta:editing-cycles>1</meta:editing-cycles>
    <meta:document-statistic meta:table-count="0" meta:image-count="0" meta:object-count="0" meta:page-count="1" meta:paragraph-count="1" meta:word-count="18" meta:character-count="106" meta:non-whitespace-character-count="89"/>
  </office:meta>
</office:document-meta>
</file>